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pecial Elite" svg:font-family="Special Elit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7006in" style:use-optimal-column-width="false"/>
    </style:style>
    <style:style style:name="Table2" style:family="table">
      <style:table-properties style:width="3.7006in" fo:margin-left="0in" table:align="center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784in" fo:padding-left="0.0784in" fo:padding-bottom="0.0784in" fo:padding-right="0.0784in"/>
    </style:style>
    <style:style style:name="P6" style:parent-style-name="TableContents" style:family="paragraph">
      <style:text-properties style:font-name="Special Elite" fo:font-weight="bold" style:font-weight-asian="bold" style:font-weight-complex="bold" fo:font-size="28pt" style:font-size-asian="28pt" style:font-size-complex="28pt"/>
    </style:style>
    <style:style style:name="P7" style:parent-style-name="TableContents" style:family="paragraph">
      <style:text-properties style:font-name="Arial" fo:font-size="9pt" style:font-size-asian="9pt" style:font-size-complex="9pt"/>
    </style:style>
    <style:style style:name="P8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9" style:parent-style-name="TableContents" style:family="paragraph">
      <style:text-properties style:font-name="Arial" fo:font-size="9pt" style:font-size-asian="9pt" style:font-size-complex="9pt"/>
    </style:style>
    <style:style style:name="P10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1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2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3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TableColumn15" style:family="table-column">
      <style:table-column-properties style:column-width="3.7006in" style:use-optimal-column-width="false"/>
    </style:style>
    <style:style style:name="Table14" style:family="table">
      <style:table-properties style:width="3.7006in" fo:margin-left="0in" table:align="center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.0784in" fo:padding-left="0.0784in" fo:padding-bottom="0.0784in" fo:padding-right="0.0784in"/>
    </style:style>
    <style:style style:name="TableColumn19" style:family="table-column">
      <style:table-column-properties style:column-width="3.7006in" style:use-optimal-column-width="false"/>
    </style:style>
    <style:style style:name="Table18" style:family="table">
      <style:table-properties style:width="3.7006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.0784in" fo:padding-left="0.0784in" fo:padding-bottom="0.0784in" fo:padding-right="0.0784in"/>
    </style:style>
    <style:style style:name="P22" style:parent-style-name="TableContents" style:family="paragraph">
      <style:text-properties style:font-name="Special Elite" fo:font-weight="bold" style:font-weight-asian="bold" style:font-weight-complex="bold" fo:font-size="28pt" style:font-size-asian="28pt" style:font-size-complex="28pt"/>
    </style:style>
    <style:style style:name="P23" style:parent-style-name="TableContents" style:family="paragraph">
      <style:text-properties style:font-name="Arial" fo:font-size="9pt" style:font-size-asian="9pt" style:font-size-complex="9pt"/>
    </style:style>
    <style:style style:name="P24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5" style:parent-style-name="TableContents" style:family="paragraph">
      <style:text-properties style:font-name="Arial" fo:font-size="9pt" style:font-size-asian="9pt" style:font-size-complex="9pt"/>
    </style:style>
    <style:style style:name="P26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27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28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29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30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TableColumn32" style:family="table-column">
      <style:table-column-properties style:column-width="3.7006in" style:use-optimal-column-width="false"/>
    </style:style>
    <style:style style:name="Table31" style:family="table">
      <style:table-properties style:width="3.7006in" fo:margin-left="0in" table: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.0784in" fo:padding-left="0.0784in" fo:padding-bottom="0.0784in" fo:padding-right="0.0784in"/>
    </style:style>
    <style:style style:name="TableColumn36" style:family="table-column">
      <style:table-column-properties style:column-width="3.7006in" style:use-optimal-column-width="false"/>
    </style:style>
    <style:style style:name="Table35" style:family="table">
      <style:table-properties style:width="3.7006in" fo:margin-left="0in" table: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.0784in" fo:padding-left="0.0784in" fo:padding-bottom="0.0784in" fo:padding-right="0.0784in"/>
    </style:style>
    <style:style style:name="P39" style:parent-style-name="TableContents" style:family="paragraph">
      <style:text-properties style:font-name="Special Elite" fo:font-weight="bold" style:font-weight-asian="bold" style:font-weight-complex="bold" fo:font-size="28pt" style:font-size-asian="28pt" style:font-size-complex="28pt"/>
    </style:style>
    <style:style style:name="P40" style:parent-style-name="TableContents" style:family="paragraph">
      <style:text-properties style:font-name="Arial" fo:font-size="9pt" style:font-size-asian="9pt" style:font-size-complex="9pt"/>
    </style:style>
    <style:style style:name="P41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42" style:parent-style-name="TableContents" style:family="paragraph">
      <style:text-properties style:font-name="Arial" fo:font-size="9pt" style:font-size-asian="9pt" style:font-size-complex="9pt"/>
    </style:style>
    <style:style style:name="P43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44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45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46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47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TableColumn49" style:family="table-column">
      <style:table-column-properties style:column-width="3.7006in" style:use-optimal-column-width="false"/>
    </style:style>
    <style:style style:name="Table48" style:family="table">
      <style:table-properties style:width="3.7006in" fo:margin-left="0in" table:align="cente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.0784in" fo:padding-left="0.0784in" fo:padding-bottom="0.0784in" fo:padding-right="0.0784in"/>
    </style:style>
    <style:style style:name="TableColumn53" style:family="table-column">
      <style:table-column-properties style:column-width="3.7006in" style:use-optimal-column-width="false"/>
    </style:style>
    <style:style style:name="Table52" style:family="table">
      <style:table-properties style:width="3.7006in" fo:margin-left="0in" table: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.0784in" fo:padding-left="0.0784in" fo:padding-bottom="0.0784in" fo:padding-right="0.0784in"/>
    </style:style>
    <style:style style:name="P56" style:parent-style-name="TableContents" style:family="paragraph">
      <style:text-properties style:font-name="Special Elite" fo:font-weight="bold" style:font-weight-asian="bold" style:font-weight-complex="bold" fo:font-size="28pt" style:font-size-asian="28pt" style:font-size-complex="28pt"/>
    </style:style>
    <style:style style:name="P57" style:parent-style-name="TableContents" style:family="paragraph">
      <style:text-properties style:font-name="Arial" fo:font-size="9pt" style:font-size-asian="9pt" style:font-size-complex="9pt"/>
    </style:style>
    <style:style style:name="P58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59" style:parent-style-name="TableContents" style:family="paragraph">
      <style:text-properties style:font-name="Arial" fo:font-size="9pt" style:font-size-asian="9pt" style:font-size-complex="9pt"/>
    </style:style>
    <style:style style:name="P60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61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62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63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64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TableColumn66" style:family="table-column">
      <style:table-column-properties style:column-width="3.7006in" style:use-optimal-column-width="false"/>
    </style:style>
    <style:style style:name="Table65" style:family="table">
      <style:table-properties style:width="3.7006in" fo:margin-left="0in" table:align="cente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.0784in" fo:padding-left="0.0784in" fo:padding-bottom="0.0784in" fo:padding-right="0.0784in"/>
    </style:style>
    <style:style style:name="TableColumn70" style:family="table-column">
      <style:table-column-properties style:column-width="3.7006in" style:use-optimal-column-width="false"/>
    </style:style>
    <style:style style:name="Table69" style:family="table">
      <style:table-properties style:width="3.7006in" fo:margin-left="0in" table:align="cente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.0784in" fo:padding-left="0.0784in" fo:padding-bottom="0.0784in" fo:padding-right="0.0784in"/>
    </style:style>
    <style:style style:name="P73" style:parent-style-name="TableContents" style:family="paragraph">
      <style:text-properties style:font-name="Special Elite" fo:font-weight="bold" style:font-weight-asian="bold" style:font-weight-complex="bold" fo:font-size="28pt" style:font-size-asian="28pt" style:font-size-complex="28pt"/>
    </style:style>
    <style:style style:name="P74" style:parent-style-name="TableContents" style:family="paragraph">
      <style:text-properties style:font-name="Arial" fo:font-size="9pt" style:font-size-asian="9pt" style:font-size-complex="9pt"/>
    </style:style>
    <style:style style:name="P75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76" style:parent-style-name="TableContents" style:family="paragraph">
      <style:text-properties style:font-name="Arial" fo:font-size="9pt" style:font-size-asian="9pt" style:font-size-complex="9pt"/>
    </style:style>
    <style:style style:name="P77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78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79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80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81" style:parent-style-name="TableContents" style:family="paragraph">
      <style:text-properties style:font-name="Arial" fo:font-size="9pt" style:font-size-asian="9pt" style:font-size-complex="9pt"/>
    </style:style>
    <style:style style:name="P82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83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TableColumn85" style:family="table-column">
      <style:table-column-properties style:column-width="3.7006in" style:use-optimal-column-width="false"/>
    </style:style>
    <style:style style:name="Table84" style:family="table">
      <style:table-properties style:width="3.7006in" fo:margin-left="0in" table:align="center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.0784in" fo:padding-left="0.0784in" fo:padding-bottom="0.0784in" fo:padding-right="0.0784in"/>
    </style:style>
    <style:style style:name="TableColumn89" style:family="table-column">
      <style:table-column-properties style:column-width="3.7006in" style:use-optimal-column-width="false"/>
    </style:style>
    <style:style style:name="Table88" style:family="table">
      <style:table-properties style:width="3.7006in" fo:margin-left="0in" table: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writing-mode="lr-tb" fo:padding-top="0.0784in" fo:padding-left="0.0784in" fo:padding-bottom="0.0784in" fo:padding-right="0.0784in"/>
    </style:style>
    <style:style style:name="P92" style:parent-style-name="TableContents" style:family="paragraph">
      <style:text-properties style:font-name="Special Elite" fo:font-weight="bold" style:font-weight-asian="bold" style:font-weight-complex="bold" fo:font-size="28pt" style:font-size-asian="28pt" style:font-size-complex="28pt"/>
    </style:style>
    <style:style style:name="P93" style:parent-style-name="TableContents" style:family="paragraph">
      <style:text-properties style:font-name="Arial" fo:font-size="9pt" style:font-size-asian="9pt" style:font-size-complex="9pt"/>
    </style:style>
    <style:style style:name="P94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95" style:parent-style-name="TableContents" style:family="paragraph">
      <style:text-properties style:font-name="Arial" fo:font-size="9pt" style:font-size-asian="9pt" style:font-size-complex="9pt"/>
    </style:style>
    <style:style style:name="P96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97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98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99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00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TableColumn102" style:family="table-column">
      <style:table-column-properties style:column-width="3.7006in" style:use-optimal-column-width="false"/>
    </style:style>
    <style:style style:name="Table101" style:family="table">
      <style:table-properties style:width="3.7006in" fo:margin-left="0in" table:align="center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fo:padding-top="0.0784in" fo:padding-left="0.0784in" fo:padding-bottom="0.0784in" fo:padding-right="0.0784in"/>
    </style:style>
    <style:style style:name="TableColumn106" style:family="table-column">
      <style:table-column-properties style:column-width="3.7006in" style:use-optimal-column-width="false"/>
    </style:style>
    <style:style style:name="Table105" style:family="table">
      <style:table-properties style:width="3.7006in" fo:margin-left="0in" table:align="center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.0784in" fo:padding-left="0.0784in" fo:padding-bottom="0.0784in" fo:padding-right="0.0784in"/>
    </style:style>
    <style:style style:name="P109" style:parent-style-name="TableContents" style:family="paragraph">
      <style:text-properties style:font-name="Special Elite" fo:font-weight="bold" style:font-weight-asian="bold" style:font-weight-complex="bold" fo:font-size="28pt" style:font-size-asian="28pt" style:font-size-complex="28pt"/>
    </style:style>
    <style:style style:name="P110" style:parent-style-name="TableContents" style:family="paragraph">
      <style:text-properties style:font-name="Arial" fo:font-size="9pt" style:font-size-asian="9pt" style:font-size-complex="9pt"/>
    </style:style>
    <style:style style:name="P111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12" style:parent-style-name="TableContents" style:family="paragraph">
      <style:text-properties style:font-name="Arial" fo:font-size="9pt" style:font-size-asian="9pt" style:font-size-complex="9pt"/>
    </style:style>
    <style:style style:name="P113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14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15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16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17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TableColumn119" style:family="table-column">
      <style:table-column-properties style:column-width="3.7006in" style:use-optimal-column-width="false"/>
    </style:style>
    <style:style style:name="Table118" style:family="table">
      <style:table-properties style:width="3.7006in" fo:margin-left="0in" table:align="center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.0784in" fo:padding-left="0.0784in" fo:padding-bottom="0.0784in" fo:padding-right="0.0784in"/>
    </style:style>
    <style:style style:name="TableColumn123" style:family="table-column">
      <style:table-column-properties style:column-width="3.7006in" style:use-optimal-column-width="false"/>
    </style:style>
    <style:style style:name="Table122" style:family="table">
      <style:table-properties style:width="3.7006in" fo:margin-left="0in" table: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fo:padding-top="0.0784in" fo:padding-left="0.0784in" fo:padding-bottom="0.0784in" fo:padding-right="0.0784in"/>
    </style:style>
    <style:style style:name="P126" style:parent-style-name="TableContents" style:family="paragraph">
      <style:text-properties style:font-name="Special Elite" fo:font-weight="bold" style:font-weight-asian="bold" style:font-weight-complex="bold" fo:font-size="28pt" style:font-size-asian="28pt" style:font-size-complex="28pt"/>
    </style:style>
    <style:style style:name="P127" style:parent-style-name="TableContents" style:family="paragraph">
      <style:text-properties style:font-name="Arial" fo:font-size="9pt" style:font-size-asian="9pt" style:font-size-complex="9pt"/>
    </style:style>
    <style:style style:name="P128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29" style:parent-style-name="TableContents" style:family="paragraph">
      <style:text-properties style:font-name="Arial" fo:font-size="9pt" style:font-size-asian="9pt" style:font-size-complex="9pt"/>
    </style:style>
    <style:style style:name="P130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31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32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33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134" style:parent-style-name="TableContents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family="graphic" style:name="a6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id="id0" draw:style-name="a0" draw:name="Frame1" text:anchor-type="as-char" svg:x="0in" svg:y="0in" svg:width="3.93611in" svg:height="2.67708in" style:rel-width="scale" style:rel-height="scale"><draw:text-box><text:p text:style-name="Normal"/><table:table table:style-name="Table2"><table:table-columns><table:table-column table:style-name="TableColumn3"/></table:table-columns><table:table-row table:style-name="TableRow4"><table:table-cell table:style-name="TableCell5"><text:p text:style-name="P6">ARPIE Case</text:p><text:p text:style-name="P7">For assembly instructions please see<text:s/></text:p><text:p text:style-name="TableContents"><text:a xlink:href="http://six4pix.com/arpie/case" office:target-frame-name="_top" xlink:show="replace">http://six4pix.com/arpie/case</text:a></text:p><text:p text:style-name="P8"/><text:p text:style-name="P9">If you have any questions please contact me at</text:p><text:p text:style-name="TableContents"><text:a xlink:href="mailto:goarpie@gmail.com" office:target-frame-name="_top" xlink:show="replace">goarpie@gmail.com</text:a></text:p><text:p text:style-name="P10"/><text:p text:style-name="P11">Thanks!</text:p><text:p text:style-name="P12">Jason</text:p><text:p text:style-name="P13"/></table:table-cell></table:table-row></table:table><text:p text:style-name="Standard"/></draw:text-box><svg:title/><svg:desc/></draw:frame><draw:frame draw:id="id1" draw:style-name="a1" draw:name="Frame2" text:anchor-type="as-char" svg:x="0in" svg:y="0in" svg:width="3.93611in" svg:height="2.67708in" style:rel-width="scale" style:rel-height="scale"><draw:text-box><table:table table:style-name="Table14"><table:table-columns><table:table-column table:style-name="TableColumn15"/></table:table-columns><table:table-row table:style-name="TableRow16"><table:table-cell table:style-name="TableCell17"><text:p text:style-name="Normal"/><table:table table:style-name="Table18"><table:table-columns><table:table-column table:style-name="TableColumn19"/></table:table-columns><table:table-row table:style-name="TableRow20"><table:table-cell table:style-name="TableCell21"><text:p text:style-name="P22">ARPIE Case</text:p><text:p text:style-name="P23">For assembly instructions please see<text:s/></text:p><text:p text:style-name="TableContents"><text:a xlink:href="http://six4pix.com/arpie/case" office:target-frame-name="_top" xlink:show="replace">http://six4pix.com/arpie/case</text:a></text:p><text:p text:style-name="P24"/><text:p text:style-name="P25">If you have any questions please contact me at</text:p><text:p text:style-name="TableContents"><text:a xlink:href="mailto:goarpie@gmail.com" office:target-frame-name="_top" xlink:show="replace">goarpie@gmail.com</text:a></text:p><text:p text:style-name="P26"/><text:p text:style-name="P27">Thanks!</text:p><text:p text:style-name="P28">Jason</text:p><text:p text:style-name="P29"/></table:table-cell></table:table-row></table:table><text:p text:style-name="P30"/></table:table-cell></table:table-row></table:table><text:p text:style-name="Standard"/></draw:text-box><svg:title/><svg:desc/></draw:frame></text:p>
      <text:p text:style-name="Standard"><draw:frame draw:id="id2" draw:style-name="a2" draw:name="Frame3" text:anchor-type="as-char" svg:x="0in" svg:y="0in" svg:width="3.93611in" svg:height="2.67708in" style:rel-width="scale" style:rel-height="scale"><draw:text-box><table:table table:style-name="Table31"><table:table-columns><table:table-column table:style-name="TableColumn32"/></table:table-columns><table:table-row table:style-name="TableRow33"><table:table-cell table:style-name="TableCell34"><text:p text:style-name="Normal"/><table:table table:style-name="Table35"><table:table-columns><table:table-column table:style-name="TableColumn36"/></table:table-columns><table:table-row table:style-name="TableRow37"><table:table-cell table:style-name="TableCell38"><text:p text:style-name="P39">ARPIE Case</text:p><text:p text:style-name="P40">For assembly instructions please see<text:s/></text:p><text:p text:style-name="TableContents"><text:a xlink:href="http://six4pix.com/arpie/case" office:target-frame-name="_top" xlink:show="replace">http://six4pix.com/arpie/case</text:a></text:p><text:p text:style-name="P41"/><text:p text:style-name="P42">If you have any questions please contact me at</text:p><text:p text:style-name="TableContents"><text:a xlink:href="mailto:goarpie@gmail.com" office:target-frame-name="_top" xlink:show="replace">goarpie@gmail.com</text:a></text:p><text:p text:style-name="P43"/><text:p text:style-name="P44">Thanks!</text:p><text:p text:style-name="P45">Jason</text:p><text:p text:style-name="P46"/></table:table-cell></table:table-row></table:table><text:p text:style-name="P47"/></table:table-cell></table:table-row></table:table><text:p text:style-name="Standard"/></draw:text-box><svg:title/><svg:desc/></draw:frame><draw:frame draw:id="id3" draw:style-name="a3" draw:name="Frame4" text:anchor-type="as-char" svg:x="0in" svg:y="0in" svg:width="3.93611in" svg:height="2.67708in" style:rel-width="scale" style:rel-height="scale"><draw:text-box><table:table table:style-name="Table48"><table:table-columns><table:table-column table:style-name="TableColumn49"/></table:table-columns><table:table-row table:style-name="TableRow50"><table:table-cell table:style-name="TableCell51"><text:p text:style-name="Normal"/><table:table table:style-name="Table52"><table:table-columns><table:table-column table:style-name="TableColumn53"/></table:table-columns><table:table-row table:style-name="TableRow54"><table:table-cell table:style-name="TableCell55"><text:p text:style-name="P56">ARPIE Case</text:p><text:p text:style-name="P57">For assembly instructions please see<text:s/></text:p><text:p text:style-name="TableContents"><text:a xlink:href="http://six4pix.com/arpie/case" office:target-frame-name="_top" xlink:show="replace">http://six<text:bookmark-start text:name="_Hlt503730997"/><text:bookmark-start text:name="_Hlt503730998"/>4<text:bookmark-end text:name="_Hlt503730997"/><text:bookmark-end text:name="_Hlt503730998"/>pix.com/arpie/case</text:a></text:p><text:p text:style-name="P58"/><text:p text:style-name="P59">If you have any questions please contact me at</text:p><text:p text:style-name="TableContents"><text:a xlink:href="mailto:goarpie@gmail.com" office:target-frame-name="_top" xlink:show="replace">goarpie@gmail.com</text:a></text:p><text:p text:style-name="P60"/><text:p text:style-name="P61">Thanks!</text:p><text:p text:style-name="P62">Jason</text:p><text:p text:style-name="P63"/></table:table-cell></table:table-row></table:table><text:p text:style-name="P64"/></table:table-cell></table:table-row></table:table><text:p text:style-name="Standard"/></draw:text-box><svg:title/><svg:desc/></draw:frame></text:p>
      <text:p text:style-name="Standard"><draw:frame draw:id="id4" draw:style-name="a4" draw:name="Frame5" text:anchor-type="as-char" svg:x="0in" svg:y="0in" svg:width="3.93611in" svg:height="2.67708in" style:rel-width="scale" style:rel-height="scale"><draw:text-box><table:table table:style-name="Table65"><table:table-columns><table:table-column table:style-name="TableColumn66"/></table:table-columns><table:table-row table:style-name="TableRow67"><table:table-cell table:style-name="TableCell68"><text:p text:style-name="Normal"/><table:table table:style-name="Table69"><table:table-columns><table:table-column table:style-name="TableColumn70"/></table:table-columns><table:table-row table:style-name="TableRow71"><table:table-cell table:style-name="TableCell72"><text:p text:style-name="P73">ARPIE Case</text:p><text:p text:style-name="P74">For assembly instructions please see<text:s/></text:p><text:p text:style-name="TableContents"><text:a xlink:href="http://six4pix.com/arpie/case" office:target-frame-name="_top" xlink:show="replace">http://six4pix.com/arpie/case</text:a></text:p><text:p text:style-name="P75"/><text:p text:style-name="P76">If you have any questions please contact me at</text:p><text:p text:style-name="TableContents"><text:a xlink:href="mailto:goarpie@gmail.com" office:target-frame-name="_top" xlink:show="replace">goarpie@gmail.com</text:a></text:p><text:p text:style-name="P77"/><text:p text:style-name="P78">Thanks!</text:p><text:p text:style-name="P79">Jason</text:p><text:p text:style-name="P80"/></table:table-cell></table:table-row></table:table><text:p text:style-name="P81"/><text:p text:style-name="P82">http://six4pix.com/arpie</text:p><text:p text:style-name="P83">sixtyfourpixels@gmail.com</text:p></table:table-cell></table:table-row></table:table><text:p text:style-name="Standard"/></draw:text-box><svg:title/><svg:desc/></draw:frame><draw:frame draw:id="id5" draw:style-name="a5" draw:name="Frame6" text:anchor-type="as-char" svg:x="0in" svg:y="0in" svg:width="3.93611in" svg:height="2.67708in" style:rel-width="scale" style:rel-height="scale"><draw:text-box><table:table table:style-name="Table84"><table:table-columns><table:table-column table:style-name="TableColumn85"/></table:table-columns><table:table-row table:style-name="TableRow86"><table:table-cell table:style-name="TableCell87"><text:p text:style-name="Normal"/><table:table table:style-name="Table88"><table:table-columns><table:table-column table:style-name="TableColumn89"/></table:table-columns><table:table-row table:style-name="TableRow90"><table:table-cell table:style-name="TableCell91"><text:p text:style-name="P92">ARPIE Case</text:p><text:p text:style-name="P93">For assembly instructions please see<text:s/></text:p><text:p text:style-name="TableContents"><text:a xlink:href="http://six4pix.com/arpie/case" office:target-frame-name="_top" xlink:show="replace">http://six4pix.com/arpie/case</text:a></text:p><text:p text:style-name="P94"/><text:p text:style-name="P95">If you have any questions please contact me at</text:p><text:p text:style-name="TableContents"><text:a xlink:href="mailto:goarpie@gmail.com" office:target-frame-name="_top" xlink:show="replace">goarpie@gmail.com</text:a></text:p><text:p text:style-name="P96"/><text:p text:style-name="P97">Thanks!</text:p><text:p text:style-name="P98">Jason</text:p><text:p text:style-name="P99"/></table:table-cell></table:table-row></table:table><text:p text:style-name="P100"/></table:table-cell></table:table-row></table:table><text:p text:style-name="Standard"/></draw:text-box><svg:title/><svg:desc/></draw:frame></text:p>
      <text:p text:style-name="Standard"><draw:frame draw:id="id6" draw:style-name="a6" draw:name="Frame7" text:anchor-type="as-char" svg:x="0in" svg:y="0in" svg:width="3.93611in" svg:height="2.67708in" style:rel-width="scale" style:rel-height="scale"><draw:text-box><table:table table:style-name="Table101"><table:table-columns><table:table-column table:style-name="TableColumn102"/></table:table-columns><table:table-row table:style-name="TableRow103"><table:table-cell table:style-name="TableCell104"><text:p text:style-name="Normal"/><table:table table:style-name="Table105"><table:table-columns><table:table-column table:style-name="TableColumn106"/></table:table-columns><table:table-row table:style-name="TableRow107"><table:table-cell table:style-name="TableCell108"><text:p text:style-name="P109">ARPIE Case</text:p><text:p text:style-name="P110">For assembly instructions please see<text:s/></text:p><text:p text:style-name="TableContents"><text:a xlink:href="http://six4pix.com/arpie/case" office:target-frame-name="_top" xlink:show="replace">http://six4pix.com/arpie/case</text:a></text:p><text:p text:style-name="P111"/><text:p text:style-name="P112">If you have any questions please contact me at</text:p><text:p text:style-name="TableContents"><text:a xlink:href="mailto:goarpie@gmail.com" office:target-frame-name="_top" xlink:show="replace">goarpie@gmail.com</text:a></text:p><text:p text:style-name="P113"/><text:p text:style-name="P114">Thanks!</text:p><text:p text:style-name="P115">Jason</text:p><text:p text:style-name="P116"/></table:table-cell></table:table-row></table:table><text:p text:style-name="P117"/></table:table-cell></table:table-row></table:table><text:p text:style-name="Standard"/></draw:text-box><svg:title/><svg:desc/></draw:frame><draw:frame draw:id="id7" draw:style-name="a7" draw:name="Frame8" text:anchor-type="as-char" svg:x="0in" svg:y="0in" svg:width="3.93611in" svg:height="2.67708in" style:rel-width="scale" style:rel-height="scale"><draw:text-box><table:table table:style-name="Table118"><table:table-columns><table:table-column table:style-name="TableColumn119"/></table:table-columns><table:table-row table:style-name="TableRow120"><table:table-cell table:style-name="TableCell121"><text:p text:style-name="Normal"/><table:table table:style-name="Table122"><table:table-columns><table:table-column table:style-name="TableColumn123"/></table:table-columns><table:table-row table:style-name="TableRow124"><table:table-cell table:style-name="TableCell125"><text:p text:style-name="P126">ARPIE Case</text:p><text:p text:style-name="P127">For assembly instructions please see<text:s/></text:p><text:p text:style-name="TableContents"><text:a xlink:href="http://six4pix.com/arpie/case" office:target-frame-name="_top" xlink:show="replace">http://six4pix.com/arpie/case</text:a></text:p><text:p text:style-name="P128"/><text:p text:style-name="P129">If you have any questions please contact me at</text:p><text:p text:style-name="TableContents"><text:a xlink:href="mailto:goarpie@gmail.com" office:target-frame-name="_top" xlink:show="replace">goarpie@gmail.com</text:a></text:p><text:p text:style-name="P130"/><text:p text:style-name="P131">Thanks!</text:p><text:p text:style-name="P132">Jason</text:p><text:p text:style-name="P133"/></table:table-cell></table:table-row></table:table><text:p text:style-name="P134"/></table:table-cell></table:table-row></table:table><text:p text:style-name="Standard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pecial Elite" svg:font-family="Special Elit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513in" fo:margin-left="0.1965in" fo:margin-bottom="0.0076in" fo:margin-right="0.007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son Hotchkiss</meta:initial-creator>
    <dc:creator>jason</dc:creator>
    <meta:creation-date>2013-02-14T21:07:00Z</meta:creation-date>
    <dc:date>2018-01-14T22:08:00Z</dc:date>
    <meta:print-date>2013-02-14T21:17:00Z</meta:print-date>
    <meta:template xlink:href="Normal.dotm" xlink:type="simple"/>
    <meta:editing-cycles>10</meta:editing-cycles>
    <meta:editing-duration>PT8700S</meta:editing-duration>
    <meta:document-statistic meta:page-count="1" meta:paragraph-count="1" meta:word-count="1" meta:character-count="11" meta:row-count="1" meta:non-whitespace-character-count="11"/>
  </office:meta>
</office:document-meta>
</file>